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616cm" svg:height="15.061cm" svg:x="9.802cm" svg:y="1.965cm">
            <draw:object draw:notify-on-update-of-ranges="Sheet1.D2:Sheet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168cm" svg:height="17.637cm" svg:x="36.099cm" svg:y="0.613cm">
            <draw:object draw:notify-on-update-of-ranges="Sheet1.C2:Sheet1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delta messages</text:p>
          </table:table-cell>
          <table:table-cell table:style-name="ce1" office:value-type="string" calcext:value-type="string" table:number-columns-spanned="2" table:number-rows-spanned="1">
            <text:p>lvl = a + b(exp^c)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.$E$2] + ( [.$E$3] * ( [.A2]^[.$E$4] ) )" office:value-type="float" office:value="24" calcext:value-type="float">
            <text:p>24</text:p>
          </table:table-cell>
          <table:table-cell table:formula="of:= CEILING([.B2] / 5)" office:value-type="float" office:value="5" calcext:value-type="float">
            <text:p>5</text:p>
          </table:table-cell>
          <table:table-cell table:formula="of:=[.C2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.$E$2] + ( [.$E$3] * ( [.A3]^[.$E$4] ) )" office:value-type="float" office:value="36" calcext:value-type="float">
            <text:p>36</text:p>
          </table:table-cell>
          <table:table-cell table:formula="of:= CEILING([.B3] / 5)" office:value-type="float" office:value="8" calcext:value-type="float">
            <text:p>8</text:p>
          </table:table-cell>
          <table:table-cell table:formula="of:=[.C3]-[.C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.$E$2] + ( [.$E$3] * ( [.A4]^[.$E$4] ) )" office:value-type="float" office:value="56" calcext:value-type="float">
            <text:p>56</text:p>
          </table:table-cell>
          <table:table-cell table:formula="of:= CEILING([.B4] / 5)" office:value-type="float" office:value="12" calcext:value-type="float">
            <text:p>12</text:p>
          </table:table-cell>
          <table:table-cell table:formula="of:=[.C4]-[.C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[.$E$2] + ( [.$E$3] * ( [.A5]^[.$E$4] ) )" office:value-type="float" office:value="84" calcext:value-type="float">
            <text:p>84</text:p>
          </table:table-cell>
          <table:table-cell table:formula="of:= CEILING([.B5] / 5)" office:value-type="float" office:value="17" calcext:value-type="float">
            <text:p>17</text:p>
          </table:table-cell>
          <table:table-cell table:formula="of:=[.C5]-[.C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[.$E$2] + ( [.$E$3] * ( [.A6]^[.$E$4] ) )" office:value-type="float" office:value="120" calcext:value-type="float">
            <text:p>120</text:p>
          </table:table-cell>
          <table:table-cell table:formula="of:= CEILING([.B6] / 5)" office:value-type="float" office:value="24" calcext:value-type="float">
            <text:p>24</text:p>
          </table:table-cell>
          <table:table-cell table:formula="of:=[.C6]-[.C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[.$E$2] + ( [.$E$3] * ( [.A7]^[.$E$4] ) )" office:value-type="float" office:value="164" calcext:value-type="float">
            <text:p>164</text:p>
          </table:table-cell>
          <table:table-cell table:formula="of:= CEILING([.B7] / 5)" office:value-type="float" office:value="33" calcext:value-type="float">
            <text:p>33</text:p>
          </table:table-cell>
          <table:table-cell table:formula="of:=[.C7]-[.C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[.$E$2] + ( [.$E$3] * ( [.A8]^[.$E$4] ) )" office:value-type="float" office:value="216" calcext:value-type="float">
            <text:p>216</text:p>
          </table:table-cell>
          <table:table-cell table:formula="of:= CEILING([.B8] / 5)" office:value-type="float" office:value="44" calcext:value-type="float">
            <text:p>44</text:p>
          </table:table-cell>
          <table:table-cell table:formula="of:=[.C8]-[.C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[.$E$2] + ( [.$E$3] * ( [.A9]^[.$E$4] ) )" office:value-type="float" office:value="276" calcext:value-type="float">
            <text:p>276</text:p>
          </table:table-cell>
          <table:table-cell table:formula="of:= CEILING([.B9] / 5)" office:value-type="float" office:value="56" calcext:value-type="float">
            <text:p>56</text:p>
          </table:table-cell>
          <table:table-cell table:formula="of:=[.C9]-[.C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[.$E$2] + ( [.$E$3] * ( [.A10]^[.$E$4] ) )" office:value-type="float" office:value="344" calcext:value-type="float">
            <text:p>344</text:p>
          </table:table-cell>
          <table:table-cell table:formula="of:= CEILING([.B10] / 5)" office:value-type="float" office:value="69" calcext:value-type="float">
            <text:p>69</text:p>
          </table:table-cell>
          <table:table-cell table:formula="of:=[.C10]-[.C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[.$E$2] + ( [.$E$3] * ( [.A11]^[.$E$4] ) )" office:value-type="float" office:value="420" calcext:value-type="float">
            <text:p>420</text:p>
          </table:table-cell>
          <table:table-cell table:formula="of:= CEILING([.B11] / 5)" office:value-type="float" office:value="84" calcext:value-type="float">
            <text:p>84</text:p>
          </table:table-cell>
          <table:table-cell table:formula="of:=[.C11]-[.C1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[.$E$2] + ( [.$E$3] * ( [.A12]^[.$E$4] ) )" office:value-type="float" office:value="504" calcext:value-type="float">
            <text:p>504</text:p>
          </table:table-cell>
          <table:table-cell table:formula="of:= CEILING([.B12] / 5)" office:value-type="float" office:value="101" calcext:value-type="float">
            <text:p>101</text:p>
          </table:table-cell>
          <table:table-cell table:formula="of:=[.C12]-[.C1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[.$E$2] + ( [.$E$3] * ( [.A13]^[.$E$4] ) )" office:value-type="float" office:value="596" calcext:value-type="float">
            <text:p>596</text:p>
          </table:table-cell>
          <table:table-cell table:formula="of:= CEILING([.B13] / 5)" office:value-type="float" office:value="120" calcext:value-type="float">
            <text:p>120</text:p>
          </table:table-cell>
          <table:table-cell table:formula="of:=[.C13]-[.C1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[.$E$2] + ( [.$E$3] * ( [.A14]^[.$E$4] ) )" office:value-type="float" office:value="696" calcext:value-type="float">
            <text:p>696</text:p>
          </table:table-cell>
          <table:table-cell table:formula="of:= CEILING([.B14] / 5)" office:value-type="float" office:value="140" calcext:value-type="float">
            <text:p>140</text:p>
          </table:table-cell>
          <table:table-cell table:formula="of:=[.C14]-[.C1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[.$E$2] + ( [.$E$3] * ( [.A15]^[.$E$4] ) )" office:value-type="float" office:value="804" calcext:value-type="float">
            <text:p>804</text:p>
          </table:table-cell>
          <table:table-cell table:formula="of:= CEILING([.B15] / 5)" office:value-type="float" office:value="161" calcext:value-type="float">
            <text:p>161</text:p>
          </table:table-cell>
          <table:table-cell table:formula="of:=[.C15]-[.C1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[.$E$2] + ( [.$E$3] * ( [.A16]^[.$E$4] ) )" office:value-type="float" office:value="920" calcext:value-type="float">
            <text:p>920</text:p>
          </table:table-cell>
          <table:table-cell table:formula="of:= CEILING([.B16] / 5)" office:value-type="float" office:value="184" calcext:value-type="float">
            <text:p>184</text:p>
          </table:table-cell>
          <table:table-cell table:formula="of:=[.C16]-[.C1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[.$E$2] + ( [.$E$3] * ( [.A17]^[.$E$4] ) )" office:value-type="float" office:value="1044" calcext:value-type="float">
            <text:p>1044</text:p>
          </table:table-cell>
          <table:table-cell table:formula="of:= CEILING([.B17] / 5)" office:value-type="float" office:value="209" calcext:value-type="float">
            <text:p>209</text:p>
          </table:table-cell>
          <table:table-cell table:formula="of:=[.C17]-[.C1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[.$E$2] + ( [.$E$3] * ( [.A18]^[.$E$4] ) )" office:value-type="float" office:value="1176" calcext:value-type="float">
            <text:p>1176</text:p>
          </table:table-cell>
          <table:table-cell table:formula="of:= CEILING([.B18] / 5)" office:value-type="float" office:value="236" calcext:value-type="float">
            <text:p>236</text:p>
          </table:table-cell>
          <table:table-cell table:formula="of:=[.C18]-[.C17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[.$E$2] + ( [.$E$3] * ( [.A19]^[.$E$4] ) )" office:value-type="float" office:value="1316" calcext:value-type="float">
            <text:p>1316</text:p>
          </table:table-cell>
          <table:table-cell table:formula="of:= CEILING([.B19] / 5)" office:value-type="float" office:value="264" calcext:value-type="float">
            <text:p>264</text:p>
          </table:table-cell>
          <table:table-cell table:formula="of:=[.C19]-[.C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[.$E$2] + ( [.$E$3] * ( [.A20]^[.$E$4] ) )" office:value-type="float" office:value="1464" calcext:value-type="float">
            <text:p>1464</text:p>
          </table:table-cell>
          <table:table-cell table:formula="of:= CEILING([.B20] / 5)" office:value-type="float" office:value="293" calcext:value-type="float">
            <text:p>293</text:p>
          </table:table-cell>
          <table:table-cell table:formula="of:=[.C20]-[.C19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[.$E$2] + ( [.$E$3] * ( [.A21]^[.$E$4] ) )" office:value-type="float" office:value="1620" calcext:value-type="float">
            <text:p>1620</text:p>
          </table:table-cell>
          <table:table-cell table:formula="of:= CEILING([.B21] / 5)" office:value-type="float" office:value="324" calcext:value-type="float">
            <text:p>324</text:p>
          </table:table-cell>
          <table:table-cell table:formula="of:=[.C21]-[.C20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[.$E$2] + ( [.$E$3] * ( [.A22]^[.$E$4] ) )" office:value-type="float" office:value="1784" calcext:value-type="float">
            <text:p>1784</text:p>
          </table:table-cell>
          <table:table-cell table:formula="of:= CEILING([.B22] / 5)" office:value-type="float" office:value="357" calcext:value-type="float">
            <text:p>357</text:p>
          </table:table-cell>
          <table:table-cell table:formula="of:=[.C22]-[.C21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[.$E$2] + ( [.$E$3] * ( [.A23]^[.$E$4] ) )" office:value-type="float" office:value="1956" calcext:value-type="float">
            <text:p>1956</text:p>
          </table:table-cell>
          <table:table-cell table:formula="of:= CEILING([.B23] / 5)" office:value-type="float" office:value="392" calcext:value-type="float">
            <text:p>392</text:p>
          </table:table-cell>
          <table:table-cell table:formula="of:=[.C23]-[.C2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[.$E$2] + ( [.$E$3] * ( [.A24]^[.$E$4] ) )" office:value-type="float" office:value="2136" calcext:value-type="float">
            <text:p>2136</text:p>
          </table:table-cell>
          <table:table-cell table:formula="of:= CEILING([.B24] / 5)" office:value-type="float" office:value="428" calcext:value-type="float">
            <text:p>428</text:p>
          </table:table-cell>
          <table:table-cell table:formula="of:=[.C24]-[.C2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[.$E$2] + ( [.$E$3] * ( [.A25]^[.$E$4] ) )" office:value-type="float" office:value="2324" calcext:value-type="float">
            <text:p>2324</text:p>
          </table:table-cell>
          <table:table-cell table:formula="of:= CEILING([.B25] / 5)" office:value-type="float" office:value="465" calcext:value-type="float">
            <text:p>465</text:p>
          </table:table-cell>
          <table:table-cell table:formula="of:=[.C25]-[.C2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[.$E$2] + ( [.$E$3] * ( [.A26]^[.$E$4] ) )" office:value-type="float" office:value="2520" calcext:value-type="float">
            <text:p>2520</text:p>
          </table:table-cell>
          <table:table-cell table:formula="of:= CEILING([.B26] / 5)" office:value-type="float" office:value="504" calcext:value-type="float">
            <text:p>504</text:p>
          </table:table-cell>
          <table:table-cell table:formula="of:=[.C26]-[.C2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[.$E$2] + ( [.$E$3] * ( [.A27]^[.$E$4] ) )" office:value-type="float" office:value="2724" calcext:value-type="float">
            <text:p>2724</text:p>
          </table:table-cell>
          <table:table-cell table:formula="of:= CEILING([.B27] / 5)" office:value-type="float" office:value="545" calcext:value-type="float">
            <text:p>545</text:p>
          </table:table-cell>
          <table:table-cell table:formula="of:=[.C27]-[.C26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[.$E$2] + ( [.$E$3] * ( [.A28]^[.$E$4] ) )" office:value-type="float" office:value="2936" calcext:value-type="float">
            <text:p>2936</text:p>
          </table:table-cell>
          <table:table-cell table:formula="of:= CEILING([.B28] / 5)" office:value-type="float" office:value="588" calcext:value-type="float">
            <text:p>588</text:p>
          </table:table-cell>
          <table:table-cell table:formula="of:=[.C28]-[.C27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[.$E$2] + ( [.$E$3] * ( [.A29]^[.$E$4] ) )" office:value-type="float" office:value="3156" calcext:value-type="float">
            <text:p>3156</text:p>
          </table:table-cell>
          <table:table-cell table:formula="of:= CEILING([.B29] / 5)" office:value-type="float" office:value="632" calcext:value-type="float">
            <text:p>632</text:p>
          </table:table-cell>
          <table:table-cell table:formula="of:=[.C29]-[.C28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[.$E$2] + ( [.$E$3] * ( [.A30]^[.$E$4] ) )" office:value-type="float" office:value="3384" calcext:value-type="float">
            <text:p>3384</text:p>
          </table:table-cell>
          <table:table-cell table:formula="of:= CEILING([.B30] / 5)" office:value-type="float" office:value="677" calcext:value-type="float">
            <text:p>677</text:p>
          </table:table-cell>
          <table:table-cell table:formula="of:=[.C30]-[.C2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[.$E$2] + ( [.$E$3] * ( [.A31]^[.$E$4] ) )" office:value-type="float" office:value="3620" calcext:value-type="float">
            <text:p>3620</text:p>
          </table:table-cell>
          <table:table-cell table:formula="of:= CEILING([.B31] / 5)" office:value-type="float" office:value="724" calcext:value-type="float">
            <text:p>724</text:p>
          </table:table-cell>
          <table:table-cell table:formula="of:=[.C31]-[.C30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[.$E$2] + ( [.$E$3] * ( [.A32]^[.$E$4] ) )" office:value-type="float" office:value="3864" calcext:value-type="float">
            <text:p>3864</text:p>
          </table:table-cell>
          <table:table-cell table:formula="of:= CEILING([.B32] / 5)" office:value-type="float" office:value="773" calcext:value-type="float">
            <text:p>773</text:p>
          </table:table-cell>
          <table:table-cell table:formula="of:=[.C32]-[.C31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[.$E$2] + ( [.$E$3] * ( [.A33]^[.$E$4] ) )" office:value-type="float" office:value="4116" calcext:value-type="float">
            <text:p>4116</text:p>
          </table:table-cell>
          <table:table-cell table:formula="of:= CEILING([.B33] / 5)" office:value-type="float" office:value="824" calcext:value-type="float">
            <text:p>824</text:p>
          </table:table-cell>
          <table:table-cell table:formula="of:=[.C33]-[.C32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 [.$E$2] + ( [.$E$3] * ( [.A34]^[.$E$4] ) )" office:value-type="float" office:value="4376" calcext:value-type="float">
            <text:p>4376</text:p>
          </table:table-cell>
          <table:table-cell table:formula="of:= CEILING([.B34] / 5)" office:value-type="float" office:value="876" calcext:value-type="float">
            <text:p>876</text:p>
          </table:table-cell>
          <table:table-cell table:formula="of:=[.C34]-[.C33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.$E$2] + ( [.$E$3] * ( [.A35]^[.$E$4] ) )" office:value-type="float" office:value="4644" calcext:value-type="float">
            <text:p>4644</text:p>
          </table:table-cell>
          <table:table-cell table:formula="of:= CEILING([.B35] / 5)" office:value-type="float" office:value="929" calcext:value-type="float">
            <text:p>929</text:p>
          </table:table-cell>
          <table:table-cell table:formula="of:=[.C35]-[.C34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[.$E$2] + ( [.$E$3] * ( [.A36]^[.$E$4] ) )" office:value-type="float" office:value="4920" calcext:value-type="float">
            <text:p>4920</text:p>
          </table:table-cell>
          <table:table-cell table:formula="of:= CEILING([.B36] / 5)" office:value-type="float" office:value="984" calcext:value-type="float">
            <text:p>984</text:p>
          </table:table-cell>
          <table:table-cell table:formula="of:=[.C36]-[.C35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[.$E$2] + ( [.$E$3] * ( [.A37]^[.$E$4] ) )" office:value-type="float" office:value="5204" calcext:value-type="float">
            <text:p>5204</text:p>
          </table:table-cell>
          <table:table-cell table:formula="of:= CEILING([.B37] / 5)" office:value-type="float" office:value="1041" calcext:value-type="float">
            <text:p>1041</text:p>
          </table:table-cell>
          <table:table-cell table:formula="of:=[.C37]-[.C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[.$E$2] + ( [.$E$3] * ( [.A38]^[.$E$4] ) )" office:value-type="float" office:value="5496" calcext:value-type="float">
            <text:p>5496</text:p>
          </table:table-cell>
          <table:table-cell table:formula="of:= CEILING([.B38] / 5)" office:value-type="float" office:value="1100" calcext:value-type="float">
            <text:p>1100</text:p>
          </table:table-cell>
          <table:table-cell table:formula="of:=[.C38]-[.C37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[.$E$2] + ( [.$E$3] * ( [.A39]^[.$E$4] ) )" office:value-type="float" office:value="5796" calcext:value-type="float">
            <text:p>5796</text:p>
          </table:table-cell>
          <table:table-cell table:formula="of:= CEILING([.B39] / 5)" office:value-type="float" office:value="1160" calcext:value-type="float">
            <text:p>1160</text:p>
          </table:table-cell>
          <table:table-cell table:formula="of:=[.C39]-[.C3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[.$E$2] + ( [.$E$3] * ( [.A40]^[.$E$4] ) )" office:value-type="float" office:value="6104" calcext:value-type="float">
            <text:p>6104</text:p>
          </table:table-cell>
          <table:table-cell table:formula="of:= CEILING([.B40] / 5)" office:value-type="float" office:value="1221" calcext:value-type="float">
            <text:p>1221</text:p>
          </table:table-cell>
          <table:table-cell table:formula="of:=[.C40]-[.C39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[.$E$2] + ( [.$E$3] * ( [.A41]^[.$E$4] ) )" office:value-type="float" office:value="6420" calcext:value-type="float">
            <text:p>6420</text:p>
          </table:table-cell>
          <table:table-cell table:formula="of:= CEILING([.B41] / 5)" office:value-type="float" office:value="1284" calcext:value-type="float">
            <text:p>1284</text:p>
          </table:table-cell>
          <table:table-cell table:formula="of:=[.C41]-[.C40]" office:value-type="float" office:value="63" calcext:value-type="float">
            <text:p>63</text:p>
          </table:table-cell>
          <table:table-cell>
            <draw:frame draw:z-index="2" draw:style-name="gr1" draw:text-style-name="P1" svg:width="29.736cm" svg:height="14.476cm" svg:x="1.763cm" svg:y="0.293cm">
              <draw:object draw:notify-on-update-of-ranges="Sheet1.B1:Sheet1.B1 Sheet1.B2:Sheet1.B101 Sheet1.C1:Sheet1.C1 Sheet1.C2:Sheet1.C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[.$E$2] + ( [.$E$3] * ( [.A42]^[.$E$4] ) )" office:value-type="float" office:value="6744" calcext:value-type="float">
            <text:p>6744</text:p>
          </table:table-cell>
          <table:table-cell table:formula="of:= CEILING([.B42] / 5)" office:value-type="float" office:value="1349" calcext:value-type="float">
            <text:p>1349</text:p>
          </table:table-cell>
          <table:table-cell table:formula="of:=[.C42]-[.C41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[.$E$2] + ( [.$E$3] * ( [.A43]^[.$E$4] ) )" office:value-type="float" office:value="7076" calcext:value-type="float">
            <text:p>7076</text:p>
          </table:table-cell>
          <table:table-cell table:formula="of:= CEILING([.B43] / 5)" office:value-type="float" office:value="1416" calcext:value-type="float">
            <text:p>1416</text:p>
          </table:table-cell>
          <table:table-cell table:formula="of:=[.C43]-[.C42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 [.$E$2] + ( [.$E$3] * ( [.A44]^[.$E$4] ) )" office:value-type="float" office:value="7416" calcext:value-type="float">
            <text:p>7416</text:p>
          </table:table-cell>
          <table:table-cell table:formula="of:= CEILING([.B44] / 5)" office:value-type="float" office:value="1484" calcext:value-type="float">
            <text:p>1484</text:p>
          </table:table-cell>
          <table:table-cell table:formula="of:=[.C44]-[.C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[.$E$2] + ( [.$E$3] * ( [.A45]^[.$E$4] ) )" office:value-type="float" office:value="7764" calcext:value-type="float">
            <text:p>7764</text:p>
          </table:table-cell>
          <table:table-cell table:formula="of:= CEILING([.B45] / 5)" office:value-type="float" office:value="1553" calcext:value-type="float">
            <text:p>1553</text:p>
          </table:table-cell>
          <table:table-cell table:formula="of:=[.C45]-[.C4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 [.$E$2] + ( [.$E$3] * ( [.A46]^[.$E$4] ) )" office:value-type="float" office:value="8120" calcext:value-type="float">
            <text:p>8120</text:p>
          </table:table-cell>
          <table:table-cell table:formula="of:= CEILING([.B46] / 5)" office:value-type="float" office:value="1624" calcext:value-type="float">
            <text:p>1624</text:p>
          </table:table-cell>
          <table:table-cell table:formula="of:=[.C46]-[.C4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[.$E$2] + ( [.$E$3] * ( [.A47]^[.$E$4] ) )" office:value-type="float" office:value="8484" calcext:value-type="float">
            <text:p>8484</text:p>
          </table:table-cell>
          <table:table-cell table:formula="of:= CEILING([.B47] / 5)" office:value-type="float" office:value="1697" calcext:value-type="float">
            <text:p>1697</text:p>
          </table:table-cell>
          <table:table-cell table:formula="of:=[.C47]-[.C4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[.$E$2] + ( [.$E$3] * ( [.A48]^[.$E$4] ) )" office:value-type="float" office:value="8856" calcext:value-type="float">
            <text:p>8856</text:p>
          </table:table-cell>
          <table:table-cell table:formula="of:= CEILING([.B48] / 5)" office:value-type="float" office:value="1772" calcext:value-type="float">
            <text:p>1772</text:p>
          </table:table-cell>
          <table:table-cell table:formula="of:=[.C48]-[.C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[.$E$2] + ( [.$E$3] * ( [.A49]^[.$E$4] ) )" office:value-type="float" office:value="9236" calcext:value-type="float">
            <text:p>9236</text:p>
          </table:table-cell>
          <table:table-cell table:formula="of:= CEILING([.B49] / 5)" office:value-type="float" office:value="1848" calcext:value-type="float">
            <text:p>1848</text:p>
          </table:table-cell>
          <table:table-cell table:formula="of:=[.C49]-[.C4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[.$E$2] + ( [.$E$3] * ( [.A50]^[.$E$4] ) )" office:value-type="float" office:value="9624" calcext:value-type="float">
            <text:p>9624</text:p>
          </table:table-cell>
          <table:table-cell table:formula="of:= CEILING([.B50] / 5)" office:value-type="float" office:value="1925" calcext:value-type="float">
            <text:p>1925</text:p>
          </table:table-cell>
          <table:table-cell table:formula="of:=[.C50]-[.C49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[.$E$2] + ( [.$E$3] * ( [.A51]^[.$E$4] ) )" office:value-type="float" office:value="10020" calcext:value-type="float">
            <text:p>10020</text:p>
          </table:table-cell>
          <table:table-cell table:formula="of:= CEILING([.B51] / 5)" office:value-type="float" office:value="2004" calcext:value-type="float">
            <text:p>2004</text:p>
          </table:table-cell>
          <table:table-cell table:formula="of:=[.C51]-[.C5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[.$E$2] + ( [.$E$3] * ( [.A52]^[.$E$4] ) )" office:value-type="float" office:value="10424" calcext:value-type="float">
            <text:p>10424</text:p>
          </table:table-cell>
          <table:table-cell table:formula="of:= CEILING([.B52] / 5)" office:value-type="float" office:value="2085" calcext:value-type="float">
            <text:p>2085</text:p>
          </table:table-cell>
          <table:table-cell table:formula="of:=[.C52]-[.C51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[.$E$2] + ( [.$E$3] * ( [.A53]^[.$E$4] ) )" office:value-type="float" office:value="10836" calcext:value-type="float">
            <text:p>10836</text:p>
          </table:table-cell>
          <table:table-cell table:formula="of:= CEILING([.B53] / 5)" office:value-type="float" office:value="2168" calcext:value-type="float">
            <text:p>2168</text:p>
          </table:table-cell>
          <table:table-cell table:formula="of:=[.C53]-[.C52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[.$E$2] + ( [.$E$3] * ( [.A54]^[.$E$4] ) )" office:value-type="float" office:value="11256" calcext:value-type="float">
            <text:p>11256</text:p>
          </table:table-cell>
          <table:table-cell table:formula="of:= CEILING([.B54] / 5)" office:value-type="float" office:value="2252" calcext:value-type="float">
            <text:p>2252</text:p>
          </table:table-cell>
          <table:table-cell table:formula="of:=[.C54]-[.C53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[.$E$2] + ( [.$E$3] * ( [.A55]^[.$E$4] ) )" office:value-type="float" office:value="11684" calcext:value-type="float">
            <text:p>11684</text:p>
          </table:table-cell>
          <table:table-cell table:formula="of:= CEILING([.B55] / 5)" office:value-type="float" office:value="2337" calcext:value-type="float">
            <text:p>2337</text:p>
          </table:table-cell>
          <table:table-cell table:formula="of:=[.C55]-[.C5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 [.$E$2] + ( [.$E$3] * ( [.A56]^[.$E$4] ) )" office:value-type="float" office:value="12120" calcext:value-type="float">
            <text:p>12120</text:p>
          </table:table-cell>
          <table:table-cell table:formula="of:= CEILING([.B56] / 5)" office:value-type="float" office:value="2424" calcext:value-type="float">
            <text:p>2424</text:p>
          </table:table-cell>
          <table:table-cell table:formula="of:=[.C56]-[.C55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[.$E$2] + ( [.$E$3] * ( [.A57]^[.$E$4] ) )" office:value-type="float" office:value="12564" calcext:value-type="float">
            <text:p>12564</text:p>
          </table:table-cell>
          <table:table-cell table:formula="of:= CEILING([.B57] / 5)" office:value-type="float" office:value="2513" calcext:value-type="float">
            <text:p>2513</text:p>
          </table:table-cell>
          <table:table-cell table:formula="of:=[.C57]-[.C56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 [.$E$2] + ( [.$E$3] * ( [.A58]^[.$E$4] ) )" office:value-type="float" office:value="13016" calcext:value-type="float">
            <text:p>13016</text:p>
          </table:table-cell>
          <table:table-cell table:formula="of:= CEILING([.B58] / 5)" office:value-type="float" office:value="2604" calcext:value-type="float">
            <text:p>2604</text:p>
          </table:table-cell>
          <table:table-cell table:formula="of:=[.C58]-[.C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[.$E$2] + ( [.$E$3] * ( [.A59]^[.$E$4] ) )" office:value-type="float" office:value="13476" calcext:value-type="float">
            <text:p>13476</text:p>
          </table:table-cell>
          <table:table-cell table:formula="of:= CEILING([.B59] / 5)" office:value-type="float" office:value="2696" calcext:value-type="float">
            <text:p>2696</text:p>
          </table:table-cell>
          <table:table-cell table:formula="of:=[.C59]-[.C5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 [.$E$2] + ( [.$E$3] * ( [.A60]^[.$E$4] ) )" office:value-type="float" office:value="13944" calcext:value-type="float">
            <text:p>13944</text:p>
          </table:table-cell>
          <table:table-cell table:formula="of:= CEILING([.B60] / 5)" office:value-type="float" office:value="2789" calcext:value-type="float">
            <text:p>2789</text:p>
          </table:table-cell>
          <table:table-cell table:formula="of:=[.C60]-[.C5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[.$E$2] + ( [.$E$3] * ( [.A61]^[.$E$4] ) )" office:value-type="float" office:value="14420" calcext:value-type="float">
            <text:p>14420</text:p>
          </table:table-cell>
          <table:table-cell table:formula="of:= CEILING([.B61] / 5)" office:value-type="float" office:value="2884" calcext:value-type="float">
            <text:p>2884</text:p>
          </table:table-cell>
          <table:table-cell table:formula="of:=[.C61]-[.C60]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[.$E$2] + ( [.$E$3] * ( [.A62]^[.$E$4] ) )" office:value-type="float" office:value="14904" calcext:value-type="float">
            <text:p>14904</text:p>
          </table:table-cell>
          <table:table-cell table:formula="of:= CEILING([.B62] / 5)" office:value-type="float" office:value="2981" calcext:value-type="float">
            <text:p>2981</text:p>
          </table:table-cell>
          <table:table-cell table:formula="of:=[.C62]-[.C61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[.$E$2] + ( [.$E$3] * ( [.A63]^[.$E$4] ) )" office:value-type="float" office:value="15396" calcext:value-type="float">
            <text:p>15396</text:p>
          </table:table-cell>
          <table:table-cell table:formula="of:= CEILING([.B63] / 5)" office:value-type="float" office:value="3080" calcext:value-type="float">
            <text:p>3080</text:p>
          </table:table-cell>
          <table:table-cell table:formula="of:=[.C63]-[.C62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 [.$E$2] + ( [.$E$3] * ( [.A64]^[.$E$4] ) )" office:value-type="float" office:value="15896" calcext:value-type="float">
            <text:p>15896</text:p>
          </table:table-cell>
          <table:table-cell table:formula="of:= CEILING([.B64] / 5)" office:value-type="float" office:value="3180" calcext:value-type="float">
            <text:p>3180</text:p>
          </table:table-cell>
          <table:table-cell table:formula="of:=[.C64]-[.C6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[.$E$2] + ( [.$E$3] * ( [.A65]^[.$E$4] ) )" office:value-type="float" office:value="16404" calcext:value-type="float">
            <text:p>16404</text:p>
          </table:table-cell>
          <table:table-cell table:formula="of:= CEILING([.B65] / 5)" office:value-type="float" office:value="3281" calcext:value-type="float">
            <text:p>3281</text:p>
          </table:table-cell>
          <table:table-cell table:formula="of:=[.C65]-[.C64]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 [.$E$2] + ( [.$E$3] * ( [.A66]^[.$E$4] ) )" office:value-type="float" office:value="16920" calcext:value-type="float">
            <text:p>16920</text:p>
          </table:table-cell>
          <table:table-cell table:formula="of:= CEILING([.B66] / 5)" office:value-type="float" office:value="3384" calcext:value-type="float">
            <text:p>3384</text:p>
          </table:table-cell>
          <table:table-cell table:formula="of:=[.C66]-[.C65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[.$E$2] + ( [.$E$3] * ( [.A67]^[.$E$4] ) )" office:value-type="float" office:value="17444" calcext:value-type="float">
            <text:p>17444</text:p>
          </table:table-cell>
          <table:table-cell table:formula="of:= CEILING([.B67] / 5)" office:value-type="float" office:value="3489" calcext:value-type="float">
            <text:p>3489</text:p>
          </table:table-cell>
          <table:table-cell table:formula="of:=[.C67]-[.C66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[.$E$2] + ( [.$E$3] * ( [.A68]^[.$E$4] ) )" office:value-type="float" office:value="17976" calcext:value-type="float">
            <text:p>17976</text:p>
          </table:table-cell>
          <table:table-cell table:formula="of:= CEILING([.B68] / 5)" office:value-type="float" office:value="3596" calcext:value-type="float">
            <text:p>3596</text:p>
          </table:table-cell>
          <table:table-cell table:formula="of:=[.C68]-[.C67]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[.$E$2] + ( [.$E$3] * ( [.A69]^[.$E$4] ) )" office:value-type="float" office:value="18516" calcext:value-type="float">
            <text:p>18516</text:p>
          </table:table-cell>
          <table:table-cell table:formula="of:= CEILING([.B69] / 5)" office:value-type="float" office:value="3704" calcext:value-type="float">
            <text:p>3704</text:p>
          </table:table-cell>
          <table:table-cell table:formula="of:=[.C69]-[.C68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 [.$E$2] + ( [.$E$3] * ( [.A70]^[.$E$4] ) )" office:value-type="float" office:value="19064" calcext:value-type="float">
            <text:p>19064</text:p>
          </table:table-cell>
          <table:table-cell table:formula="of:= CEILING([.B70] / 5)" office:value-type="float" office:value="3813" calcext:value-type="float">
            <text:p>3813</text:p>
          </table:table-cell>
          <table:table-cell table:formula="of:=[.C70]-[.C69]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[.$E$2] + ( [.$E$3] * ( [.A71]^[.$E$4] ) )" office:value-type="float" office:value="19620" calcext:value-type="float">
            <text:p>19620</text:p>
          </table:table-cell>
          <table:table-cell table:formula="of:= CEILING([.B71] / 5)" office:value-type="float" office:value="3924" calcext:value-type="float">
            <text:p>3924</text:p>
          </table:table-cell>
          <table:table-cell table:formula="of:=[.C71]-[.C70]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 [.$E$2] + ( [.$E$3] * ( [.A72]^[.$E$4] ) )" office:value-type="float" office:value="20184" calcext:value-type="float">
            <text:p>20184</text:p>
          </table:table-cell>
          <table:table-cell table:formula="of:= CEILING([.B72] / 5)" office:value-type="float" office:value="4037" calcext:value-type="float">
            <text:p>4037</text:p>
          </table:table-cell>
          <table:table-cell table:formula="of:=[.C72]-[.C7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[.$E$2] + ( [.$E$3] * ( [.A73]^[.$E$4] ) )" office:value-type="float" office:value="20756" calcext:value-type="float">
            <text:p>20756</text:p>
          </table:table-cell>
          <table:table-cell table:formula="of:= CEILING([.B73] / 5)" office:value-type="float" office:value="4152" calcext:value-type="float">
            <text:p>4152</text:p>
          </table:table-cell>
          <table:table-cell table:formula="of:=[.C73]-[.C72]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[.$E$2] + ( [.$E$3] * ( [.A74]^[.$E$4] ) )" office:value-type="float" office:value="21336" calcext:value-type="float">
            <text:p>21336</text:p>
          </table:table-cell>
          <table:table-cell table:formula="of:= CEILING([.B74] / 5)" office:value-type="float" office:value="4268" calcext:value-type="float">
            <text:p>4268</text:p>
          </table:table-cell>
          <table:table-cell table:formula="of:=[.C74]-[.C73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[.$E$2] + ( [.$E$3] * ( [.A75]^[.$E$4] ) )" office:value-type="float" office:value="21924" calcext:value-type="float">
            <text:p>21924</text:p>
          </table:table-cell>
          <table:table-cell table:formula="of:= CEILING([.B75] / 5)" office:value-type="float" office:value="4385" calcext:value-type="float">
            <text:p>4385</text:p>
          </table:table-cell>
          <table:table-cell table:formula="of:=[.C75]-[.C74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 [.$E$2] + ( [.$E$3] * ( [.A76]^[.$E$4] ) )" office:value-type="float" office:value="22520" calcext:value-type="float">
            <text:p>22520</text:p>
          </table:table-cell>
          <table:table-cell table:formula="of:= CEILING([.B76] / 5)" office:value-type="float" office:value="4504" calcext:value-type="float">
            <text:p>4504</text:p>
          </table:table-cell>
          <table:table-cell table:formula="of:=[.C76]-[.C75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[.$E$2] + ( [.$E$3] * ( [.A77]^[.$E$4] ) )" office:value-type="float" office:value="23124" calcext:value-type="float">
            <text:p>23124</text:p>
          </table:table-cell>
          <table:table-cell table:formula="of:= CEILING([.B77] / 5)" office:value-type="float" office:value="4625" calcext:value-type="float">
            <text:p>4625</text:p>
          </table:table-cell>
          <table:table-cell table:formula="of:=[.C77]-[.C76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[.$E$2] + ( [.$E$3] * ( [.A78]^[.$E$4] ) )" office:value-type="float" office:value="23736" calcext:value-type="float">
            <text:p>23736</text:p>
          </table:table-cell>
          <table:table-cell table:formula="of:= CEILING([.B78] / 5)" office:value-type="float" office:value="4748" calcext:value-type="float">
            <text:p>4748</text:p>
          </table:table-cell>
          <table:table-cell table:formula="of:=[.C78]-[.C77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[.$E$2] + ( [.$E$3] * ( [.A79]^[.$E$4] ) )" office:value-type="float" office:value="24356" calcext:value-type="float">
            <text:p>24356</text:p>
          </table:table-cell>
          <table:table-cell table:formula="of:= CEILING([.B79] / 5)" office:value-type="float" office:value="4872" calcext:value-type="float">
            <text:p>4872</text:p>
          </table:table-cell>
          <table:table-cell table:formula="of:=[.C79]-[.C78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 [.$E$2] + ( [.$E$3] * ( [.A80]^[.$E$4] ) )" office:value-type="float" office:value="24984" calcext:value-type="float">
            <text:p>24984</text:p>
          </table:table-cell>
          <table:table-cell table:formula="of:= CEILING([.B80] / 5)" office:value-type="float" office:value="4997" calcext:value-type="float">
            <text:p>4997</text:p>
          </table:table-cell>
          <table:table-cell table:formula="of:=[.C80]-[.C79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[.$E$2] + ( [.$E$3] * ( [.A81]^[.$E$4] ) )" office:value-type="float" office:value="25620" calcext:value-type="float">
            <text:p>25620</text:p>
          </table:table-cell>
          <table:table-cell table:formula="of:= CEILING([.B81] / 5)" office:value-type="float" office:value="5124" calcext:value-type="float">
            <text:p>5124</text:p>
          </table:table-cell>
          <table:table-cell table:formula="of:=[.C81]-[.C80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 [.$E$2] + ( [.$E$3] * ( [.A82]^[.$E$4] ) )" office:value-type="float" office:value="26264" calcext:value-type="float">
            <text:p>26264</text:p>
          </table:table-cell>
          <table:table-cell table:formula="of:= CEILING([.B82] / 5)" office:value-type="float" office:value="5253" calcext:value-type="float">
            <text:p>5253</text:p>
          </table:table-cell>
          <table:table-cell table:formula="of:=[.C82]-[.C81]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[.$E$2] + ( [.$E$3] * ( [.A83]^[.$E$4] ) )" office:value-type="float" office:value="26916" calcext:value-type="float">
            <text:p>26916</text:p>
          </table:table-cell>
          <table:table-cell table:formula="of:= CEILING([.B83] / 5)" office:value-type="float" office:value="5384" calcext:value-type="float">
            <text:p>5384</text:p>
          </table:table-cell>
          <table:table-cell table:formula="of:=[.C83]-[.C82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 [.$E$2] + ( [.$E$3] * ( [.A84]^[.$E$4] ) )" office:value-type="float" office:value="27576" calcext:value-type="float">
            <text:p>27576</text:p>
          </table:table-cell>
          <table:table-cell table:formula="of:= CEILING([.B84] / 5)" office:value-type="float" office:value="5516" calcext:value-type="float">
            <text:p>5516</text:p>
          </table:table-cell>
          <table:table-cell table:formula="of:=[.C84]-[.C83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[.$E$2] + ( [.$E$3] * ( [.A85]^[.$E$4] ) )" office:value-type="float" office:value="28244" calcext:value-type="float">
            <text:p>28244</text:p>
          </table:table-cell>
          <table:table-cell table:formula="of:= CEILING([.B85] / 5)" office:value-type="float" office:value="5649" calcext:value-type="float">
            <text:p>5649</text:p>
          </table:table-cell>
          <table:table-cell table:formula="of:=[.C85]-[.C84]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 [.$E$2] + ( [.$E$3] * ( [.A86]^[.$E$4] ) )" office:value-type="float" office:value="28920" calcext:value-type="float">
            <text:p>28920</text:p>
          </table:table-cell>
          <table:table-cell table:formula="of:= CEILING([.B86] / 5)" office:value-type="float" office:value="5784" calcext:value-type="float">
            <text:p>5784</text:p>
          </table:table-cell>
          <table:table-cell table:formula="of:=[.C86]-[.C85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 [.$E$2] + ( [.$E$3] * ( [.A87]^[.$E$4] ) )" office:value-type="float" office:value="29604" calcext:value-type="float">
            <text:p>29604</text:p>
          </table:table-cell>
          <table:table-cell table:formula="of:= CEILING([.B87] / 5)" office:value-type="float" office:value="5921" calcext:value-type="float">
            <text:p>5921</text:p>
          </table:table-cell>
          <table:table-cell table:formula="of:=[.C87]-[.C86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 [.$E$2] + ( [.$E$3] * ( [.A88]^[.$E$4] ) )" office:value-type="float" office:value="30296" calcext:value-type="float">
            <text:p>30296</text:p>
          </table:table-cell>
          <table:table-cell table:formula="of:= CEILING([.B88] / 5)" office:value-type="float" office:value="6060" calcext:value-type="float">
            <text:p>6060</text:p>
          </table:table-cell>
          <table:table-cell table:formula="of:=[.C88]-[.C87]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[.$E$2] + ( [.$E$3] * ( [.A89]^[.$E$4] ) )" office:value-type="float" office:value="30996" calcext:value-type="float">
            <text:p>30996</text:p>
          </table:table-cell>
          <table:table-cell table:formula="of:= CEILING([.B89] / 5)" office:value-type="float" office:value="6200" calcext:value-type="float">
            <text:p>6200</text:p>
          </table:table-cell>
          <table:table-cell table:formula="of:=[.C89]-[.C8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[.$E$2] + ( [.$E$3] * ( [.A90]^[.$E$4] ) )" office:value-type="float" office:value="31704" calcext:value-type="float">
            <text:p>31704</text:p>
          </table:table-cell>
          <table:table-cell table:formula="of:= CEILING([.B90] / 5)" office:value-type="float" office:value="6341" calcext:value-type="float">
            <text:p>6341</text:p>
          </table:table-cell>
          <table:table-cell table:formula="of:=[.C90]-[.C89]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[.$E$2] + ( [.$E$3] * ( [.A91]^[.$E$4] ) )" office:value-type="float" office:value="32420" calcext:value-type="float">
            <text:p>32420</text:p>
          </table:table-cell>
          <table:table-cell table:formula="of:= CEILING([.B91] / 5)" office:value-type="float" office:value="6484" calcext:value-type="float">
            <text:p>6484</text:p>
          </table:table-cell>
          <table:table-cell table:formula="of:=[.C91]-[.C90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 [.$E$2] + ( [.$E$3] * ( [.A92]^[.$E$4] ) )" office:value-type="float" office:value="33144" calcext:value-type="float">
            <text:p>33144</text:p>
          </table:table-cell>
          <table:table-cell table:formula="of:= CEILING([.B92] / 5)" office:value-type="float" office:value="6629" calcext:value-type="float">
            <text:p>6629</text:p>
          </table:table-cell>
          <table:table-cell table:formula="of:=[.C92]-[.C91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[.$E$2] + ( [.$E$3] * ( [.A93]^[.$E$4] ) )" office:value-type="float" office:value="33876" calcext:value-type="float">
            <text:p>33876</text:p>
          </table:table-cell>
          <table:table-cell table:formula="of:= CEILING([.B93] / 5)" office:value-type="float" office:value="6776" calcext:value-type="float">
            <text:p>6776</text:p>
          </table:table-cell>
          <table:table-cell table:formula="of:=[.C93]-[.C92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 [.$E$2] + ( [.$E$3] * ( [.A94]^[.$E$4] ) )" office:value-type="float" office:value="34616" calcext:value-type="float">
            <text:p>34616</text:p>
          </table:table-cell>
          <table:table-cell table:formula="of:= CEILING([.B94] / 5)" office:value-type="float" office:value="6924" calcext:value-type="float">
            <text:p>6924</text:p>
          </table:table-cell>
          <table:table-cell table:formula="of:=[.C94]-[.C93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 [.$E$2] + ( [.$E$3] * ( [.A95]^[.$E$4] ) )" office:value-type="float" office:value="35364" calcext:value-type="float">
            <text:p>35364</text:p>
          </table:table-cell>
          <table:table-cell table:formula="of:= CEILING([.B95] / 5)" office:value-type="float" office:value="7073" calcext:value-type="float">
            <text:p>7073</text:p>
          </table:table-cell>
          <table:table-cell table:formula="of:=[.C95]-[.C94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 [.$E$2] + ( [.$E$3] * ( [.A96]^[.$E$4] ) )" office:value-type="float" office:value="36120" calcext:value-type="float">
            <text:p>36120</text:p>
          </table:table-cell>
          <table:table-cell table:formula="of:= CEILING([.B96] / 5)" office:value-type="float" office:value="7224" calcext:value-type="float">
            <text:p>7224</text:p>
          </table:table-cell>
          <table:table-cell table:formula="of:=[.C96]-[.C95]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[.$E$2] + ( [.$E$3] * ( [.A97]^[.$E$4] ) )" office:value-type="float" office:value="36884" calcext:value-type="float">
            <text:p>36884</text:p>
          </table:table-cell>
          <table:table-cell table:formula="of:= CEILING([.B97] / 5)" office:value-type="float" office:value="7377" calcext:value-type="float">
            <text:p>7377</text:p>
          </table:table-cell>
          <table:table-cell table:formula="of:=[.C97]-[.C96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 [.$E$2] + ( [.$E$3] * ( [.A98]^[.$E$4] ) )" office:value-type="float" office:value="37656" calcext:value-type="float">
            <text:p>37656</text:p>
          </table:table-cell>
          <table:table-cell table:formula="of:= CEILING([.B98] / 5)" office:value-type="float" office:value="7532" calcext:value-type="float">
            <text:p>7532</text:p>
          </table:table-cell>
          <table:table-cell table:formula="of:=[.C98]-[.C97]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 [.$E$2] + ( [.$E$3] * ( [.A99]^[.$E$4] ) )" office:value-type="float" office:value="38436" calcext:value-type="float">
            <text:p>38436</text:p>
          </table:table-cell>
          <table:table-cell table:formula="of:= CEILING([.B99] / 5)" office:value-type="float" office:value="7688" calcext:value-type="float">
            <text:p>7688</text:p>
          </table:table-cell>
          <table:table-cell table:formula="of:=[.C99]-[.C98]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 [.$E$2] + ( [.$E$3] * ( [.A100]^[.$E$4] ) )" office:value-type="float" office:value="39224" calcext:value-type="float">
            <text:p>39224</text:p>
          </table:table-cell>
          <table:table-cell table:formula="of:= CEILING([.B100] / 5)" office:value-type="float" office:value="7845" calcext:value-type="float">
            <text:p>7845</text:p>
          </table:table-cell>
          <table:table-cell table:formula="of:=[.C100]-[.C99]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[.$E$2] + ( [.$E$3] * ( [.A101]^[.$E$4] ) )" office:value-type="float" office:value="40020" calcext:value-type="float">
            <text:p>40020</text:p>
          </table:table-cell>
          <table:table-cell table:formula="of:= CEILING([.B101] / 5)" office:value-type="float" office:value="8004" calcext:value-type="float">
            <text:p>8004</text:p>
          </table:table-cell>
          <table:table-cell table:formula="of:=[.C101]-[.C100]" office:value-type="float" office:value="159" calcext:value-type="float">
            <text:p>1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F8:Sheet1.F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7:11:52.39342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5:42:29.629031200</meta:creation-date>
    <dc:date>2026-03-02T17:19:49.055239200</dc:date>
    <meta:editing-duration>PT13M54S</meta:editing-duration>
    <meta:editing-cycles>3</meta:editing-cycles>
    <meta:generator>LibreOffice/25.8.3.2$Windows_X86_64 LibreOffice_project/8ca8d55c161d602844f5428fa4b58097424e324e</meta:generator>
    <meta:document-statistic meta:table-count="1" meta:cell-count="41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6.617cm" svg:height="15.062cm" xlink:href=".." xlink:type="simple" chart:class="chart:line" chart:style-name="ch1">
        <chart:title svg:x="11.65cm" svg:y="0.437cm" chart:style-name="ch2">
          <text:p>delta messages</text:p>
        </chart:title>
        <chart:legend chart:legend-position="end" svg:x="23.744cm" svg:y="7.232cm" style:legend-expansion="high" chart:style-name="ch3"/>
        <chart:plot-area chart:style-name="ch4" svg:x="0.532cm" svg:y="1.517cm" svg:width="22.68cm" svg:height="12.263cm">
          <chart:coordinate-region svg:x="1.357cm" svg:y="1.716cm" svg:width="21.714cm" svg:height="11.128cm"/>
          <chart:axis chart:dimension="x" chart:name="primary-x" chart:style-name="ch5">
            <chart:title svg:x="11.435cm" svg:y="14.081cm" chart:style-name="ch2">
              <text:p><text:span text:style-name="T1">Level</text:span>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31.169cm" svg:height="17.638cm" xlink:href=".." xlink:type="simple" chart:class="chart:line" chart:style-name="ch1">
        <chart:title svg:x="13.988cm" svg:y="0.488cm" chart:style-name="ch2">
          <text:p>total messages</text:p>
        </chart:title>
        <chart:legend chart:legend-position="end" svg:x="28.296cm" svg:y="8.52cm" style:legend-expansion="high" chart:style-name="ch3"/>
        <chart:plot-area chart:style-name="ch4" svg:x="0.623cm" svg:y="1.619cm" svg:width="27.05cm" svg:height="14.686cm">
          <chart:coordinate-region svg:x="1.639cm" svg:y="1.818cm" svg:width="25.893cm" svg:height="13.551cm"/>
          <chart:axis chart:dimension="x" chart:name="primary-x" chart:style-name="ch5">
            <chart:title svg:x="13.711cm" svg:y="16.657cm" chart:style-name="ch2">
              <text:p><text:span text:style-name="T1">Level</text:span>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4">
                <text:p>8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8a303" draw:fill-color="#18a30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9.737cm" svg:height="14.477cm" xlink:href=".." xlink:type="simple" chart:class="chart:line" chart:style-name="ch1">
        <chart:title svg:x="0cm" svg:y="0cm" chart:style-name="ch2">
          <text:p>total messages</text:p>
        </chart:title>
        <chart:legend chart:legend-position="top" svg:x="12.672cm" svg:y="0.185cm" style:legend-expansion="wide" chart:style-name="ch3"/>
        <chart:plot-area chart:style-name="ch4" svg:x="0.594cm" svg:y="1.072cm" svg:width="28.549cm" svg:height="12.135cm">
          <chart:coordinate-region svg:x="1.801cm" svg:y="1.271cm" svg:width="27.342cm" svg:height="11.134cm"/>
          <chart:axis chart:dimension="x" chart:name="primary-x" chart:style-name="ch5">
            <chart:title svg:x="14.431cm" svg:y="13.496cm" chart:style-name="ch6">
              <text:p><text:span text:style-name="T1">Level</text:span>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  <chart:grid chart:style-name="ch8" chart:class="min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series chart:style-name="ch10" chart:values-cell-range-address="Sheet1.C2:Sheet1.C101" chart:label-cell-address="Sheet1.C1:Sheet1.C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Sheet1.B1:Sheet1.B1</svg:desc>
                </draw:g>
              </table:table-cell>
              <table:table-cell office:value-type="string">
                <text:p>messag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B2:Sheet1.B101</svg:desc>
                </draw:g>
              </table:table-cell>
              <table:table-cell office:value-type="float" office:value="5">
                <text:p>5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">
                <text:p>2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">
                <text:p>4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">
                <text:p>5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6">
                <text:p>6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4">
                <text:p>8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0">
                <text:p>9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4">
                <text:p>104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6">
                <text:p>117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6">
                <text:p>131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4">
                <text:p>146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0">
                <text:p>16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4">
                <text:p>17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6">
                <text:p>19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6">
                <text:p>213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4">
                <text:p>23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0">
                <text:p>252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4">
                <text:p>272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6">
                <text:p>29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6">
                <text:p>315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4">
                <text:p>338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0">
                <text:p>362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64">
                <text:p>386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6">
                <text:p>41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76">
                <text:p>437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4">
                <text:p>464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0">
                <text:p>492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04">
                <text:p>520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96">
                <text:p>549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96">
                <text:p>579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04">
                <text:p>610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0">
                <text:p>642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44">
                <text:p>6744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76">
                <text:p>707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16">
                <text:p>741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64">
                <text:p>776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20">
                <text:p>812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84">
                <text:p>848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56">
                <text:p>885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36">
                <text:p>923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24">
                <text:p>9624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20">
                <text:p>100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24">
                <text:p>1042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36">
                <text:p>1083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6">
                <text:p>11256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84">
                <text:p>11684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120">
                <text:p>1212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64">
                <text:p>12564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16">
                <text:p>1301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76">
                <text:p>1347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44">
                <text:p>13944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20">
                <text:p>1442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04">
                <text:p>14904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96">
                <text:p>1539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96">
                <text:p>15896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04">
                <text:p>1640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20">
                <text:p>1692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44">
                <text:p>1744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76">
                <text:p>17976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16">
                <text:p>18516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64">
                <text:p>19064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20">
                <text:p>1962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84">
                <text:p>2018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56">
                <text:p>20756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36">
                <text:p>21336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24">
                <text:p>2192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20">
                <text:p>2252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24">
                <text:p>23124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736">
                <text:p>23736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56">
                <text:p>24356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4">
                <text:p>24984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20">
                <text:p>2562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64">
                <text:p>26264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916">
                <text:p>26916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76">
                <text:p>27576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244">
                <text:p>2824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920">
                <text:p>28920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04">
                <text:p>29604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96">
                <text:p>30296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996">
                <text:p>3099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704">
                <text:p>3170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20">
                <text:p>3242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44">
                <text:p>33144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76">
                <text:p>33876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16">
                <text:p>34616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364">
                <text:p>35364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0">
                <text:p>36120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884">
                <text:p>36884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656">
                <text:p>37656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6">
                <text:p>38436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24">
                <text:p>39224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20">
                <text:p>40020</text:p>
              </table:table-cell>
              <table:table-cell office:value-type="float" office:value="8004">
                <text:p>8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